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2000000330B7DA8A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officeooo:rsid="00088228" officeooo:paragraph-rsid="00088228" style:font-size-asian="80pt" style:font-size-complex="8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0" text:anchor-type="paragraph" svg:x="1.7945in" svg:y="1.8811in" svg:width="6.1063in" svg:height="4.7189in" draw:z-index="0"><draw:image xlink:href="Pictures/100002010000042000000330B7DA8AC4.png" xlink:type="simple" xlink:show="embed" xlink:actuate="onLoad"/></draw:frame>Your First St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7:45:54.788186031</meta:creation-date>
    <dc:date>2016-06-23T17:48:13.231012906</dc:date>
    <meta:editing-duration>PT5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3" meta:character-count="15" meta:non-whitespace-character-count="13"/>
  </office:meta>
</office:document-meta>
</file>